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AddAction.getColumnValues( Configuration tableConf , CacheHelper queryData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AddAction.selectMode( boolean isAutoIncrement , Map m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AddAction.setKeyAuto( Configuration table , Column column , int currentIndex , int rowIndex , Connection conn , PreparedStatement statement , Map objectModel , String outputMode , Map resul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abaseAddAction.storeKeyValue( Configuration tableConf , Column key , int rowIndex , Connection conn , Statement statement , Map objectModel , String outputMode , Map resul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AddAction.getQuery( Configuration table , Map modeTypes , Map defaultModeNam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DatabaseAdd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aseAdd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